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icrosoft YaHei" svg:font-family="'Microsoft YaHei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2.854cm"/>
    </style:style>
    <style:style style:name="表格1.B" style:family="table-column">
      <style:table-column-properties style:column-width="14.146cm"/>
    </style:style>
    <style:style style:name="表格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Heading_20_1">
      <style:text-properties style:font-name-asian="Microsoft YaHei" style:font-size-asian="18pt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font-name="Microsoft YaHei" fo:font-size="11.25pt"/>
    </style:style>
    <style:style style:name="T2" style:family="text">
      <style:text-properties style:font-name="Microsoft YaHei" fo:font-size="18pt"/>
    </style:style>
    <style:style style:name="T3" style:family="text">
      <style:text-properties style:font-name-asian="Microsoft YaHei" style:font-size-asian="11.25pt"/>
    </style:style>
    <style:style style:name="T4" style:family="text">
      <style:text-properties style:font-name-asian="Microsoft YaHei" style:font-size-asian="18pt"/>
    </style:style>
    <style:style style:name="T5" style:family="text">
      <style:text-properties fo:color="#000000"/>
    </style:style>
    <style:style style:name="T6" style:family="text">
      <style:text-properties fo:color="#ff0000"/>
    </style:style>
    <style:style style:name="T7" style:family="text">
      <style:text-properties fo:color="#ff0000" style:font-name="Microsoft YaHei" fo:font-size="11.25pt"/>
    </style:style>
    <style:style style:name="T8" style:family="text">
      <style:text-properties fo:color="#800080"/>
    </style:style>
    <style:style style:name="T9" style:family="text">
      <style:text-properties fo:color="#800000"/>
    </style:style>
    <style:style style:name="T10" style:family="text">
      <style:text-properties fo:color="#0000ff"/>
    </style:style>
    <style:style style:name="T11" style:family="text">
      <style:text-properties fo:color="#008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基本</text:h>
      <text:h text:style-name="Heading_20_1" text:outline-level="1">Create a Image with Dockerfile</text:h>
      <text:p text:style-name="Quotations">Ubuntu： 18.04</text:p>
      <text:p text:style-name="Quotations">Docker： 18.09</text:p>
      <text:p text:style-name="Text_20_body">在很多狀況下，<text:a xlink:type="simple" xlink:href="https://hub.docker.com/" text:style-name="Internet_20_link" text:visited-style-name="Visited_20_Internet_20_Link">Docker Hub</text:a> 上面的 <text:span text:style-name="Source_20_Text">Image</text:span> ，可能都不太符合我們的使用需求，因此我們就會需要自己客製一個屬於自己的 <text:span text:style-name="Source_20_Text">Docker Image</text:span>，但如果先隨便建一個 <text:span text:style-name="Source_20_Text">Container</text:span> 再慢慢裝自己想要的東西，一來指令跟裝的東西不好控管、二來是時間成本太高，這時候就需要 <text:a xlink:type="simple" xlink:href="https://docs.docker.com/engine/reference/builder/" text:style-name="Internet_20_link" text:visited-style-name="Visited_20_Internet_20_Link">Dockerfile</text:a> 來幫忙了。</text:p>
      <text:p text:style-name="Text_20_body"><text:span text:style-name="Source_20_Text">Dockerfile</text:span> 是一個設置你 <text:span text:style-name="Source_20_Text">Docker Image</text:span> 的文件，根據文件內容再搭配 <text:span text:style-name="Source_20_Text">Docker build</text:span> 指令就可以產生出 <text:span text:style-name="Source_20_Text">Docker Image</text:span>。</text:p>
      <text:h text:style-name="Heading_20_3" text:outline-level="3">Dockerfile</text:h>
      <text:p text:style-name="Text_20_body">在開始之前，先介紹一下在 <text:span text:style-name="Source_20_Text">Dockerfile</text:span> 中可以使用的指令。</text:p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Table_20_Heading">Name</text:p>
            </table:table-cell>
            <table:table-cell table:style-name="表格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表格1.A1" office:value-type="string">
            <text:p text:style-name="Table_20_Contents">FROM</text:p>
          </table:table-cell>
          <table:table-cell table:style-name="表格1.A1" office:value-type="string">
            <text:p text:style-name="Table_20_Contents">指定 <text:span text:style-name="Source_20_Text">Image</text:span>。<text:line-break/>格式為 <text:span text:style-name="Source_20_Text">FROM &lt;image&gt;</text:span> 或 <text:span text:style-name="Source_20_Text">FROM &lt;image&gt;:&lt;tag&gt;</text:span>。</text:p>
          </table:table-cell>
        </table:table-row>
        <table:table-row>
          <table:table-cell table:style-name="表格1.A1" office:value-type="string">
            <text:p text:style-name="Table_20_Contents">LABEL</text:p>
          </table:table-cell>
          <table:table-cell table:style-name="表格1.A1" office:value-type="string">
            <text:p text:style-name="Table_20_Contents">用來指定維護者的資訊，可以用 <text:a xlink:type="simple" xlink:href="https://docs.docker.com/engine/reference/commandline/inspect/" text:style-name="Internet_20_link" text:visited-style-name="Visited_20_Internet_20_Link">docker inspect</text:a> 指令查詢 。</text:p>
          </table:table-cell>
        </table:table-row>
        <table:table-row>
          <table:table-cell table:style-name="表格1.A1" office:value-type="string">
            <text:p text:style-name="Table_20_Contents">RUN</text:p>
          </table:table-cell>
          <table:table-cell table:style-name="表格1.A1" office:value-type="string">
            <text:p text:style-name="Table_20_Contents">執行指令，通常用來操作細部動作，例如安裝套件、處理檔案等等。<text:line-break/>格式有兩種：<text:line-break/>- <text:span text:style-name="Source_20_Text">RUN &lt;command&gt;</text:span><text:line-break/>- <text:span text:style-name="Source_20_Text">RUN ["executable", "param1", "param2"]</text:span>（使用 <text:span text:style-name="Source_20_Text">exec</text:span> 執行）<text:line-break/>若指令太長可以使用 <text:span text:style-name="Source_20_Text">\</text:span> 來換行。</text:p>
          </table:table-cell>
        </table:table-row>
        <table:table-row>
          <table:table-cell table:style-name="表格1.A1" office:value-type="string">
            <text:p text:style-name="Table_20_Contents">CMD</text:p>
          </table:table-cell>
          <table:table-cell table:style-name="表格1.A1" office:value-type="string">
            <text:p text:style-name="Table_20_Contents">執行指令，每個 <text:span text:style-name="Source_20_Text">Dockerfile</text:span> 只能有一條 <text:span text:style-name="Source_20_Text">CMD</text:span> 命令，通常用在 <text:span text:style-name="Source_20_Text">啟動服務</text:span> 的指令。有三種使用格式：<text:line-break/>- <text:span text:style-name="Source_20_Text">CMD ["executable","param1","param2"]</text:span>（使用 <text:span text:style-name="Source_20_Text">exec</text:span> 執行）<text:line-break/>- <text:span text:style-name="Source_20_Text">CMD command param1 param2</text:span>（使用 <text:span text:style-name="Source_20_Text">/bin/sh</text:span> 執行）<text:line-break/>- <text:span text:style-name="Source_20_Text">CMD ["param1","param2"]</text:span>（為 <text:span text:style-name="Source_20_Text">ENTRYPOINT</text:span> 指定參數）</text:p>
          </table:table-cell>
        </table:table-row>
        <table:table-row>
          <table:table-cell table:style-name="表格1.A1" office:value-type="string">
            <text:p text:style-name="Table_20_Contents">ENTRYPOINT</text:p>
          </table:table-cell>
          <table:table-cell table:style-name="表格1.A1" office:value-type="string">
            <text:p text:style-name="Table_20_Contents">執行指令，不會被 <text:span text:style-name="Source_20_Text">docker run</text:span> 的參數覆蓋，且一定會執行；每個 <text:span text:style-name="Source_20_Text">Dockerfile</text:span> 只能有一條 <text:span text:style-name="Source_20_Text">ENTRYPOINT</text:span> 命令，通常用在把該 <text:span text:style-name="Source_20_Text">Image</text:span> 當成一個 <text:span text:style-name="Source_20_Text">執行檔</text:span> 時使用。<text:line-break/>有兩種使用格式：<text:line-break/>- <text:span text:style-name="Source_20_Text">ENTRYPOINT ["executable", "param1", "param2"]</text:span>（使用 <text:span text:style-name="Source_20_Text">exec</text:span> 執行）<text:line-break/>- <text:span text:style-name="Source_20_Text">ENTRYPOINT command param1 param2</text:span> （使用 <text:span text:style-name="Source_20_Text">/bin/sh</text:span> 執行）</text:p>
          </table:table-cell>
        </table:table-row>
        <table:table-row>
          <table:table-cell table:style-name="表格1.A1" office:value-type="string">
            <text:p text:style-name="Table_20_Contents">EXPOSE</text:p>
          </table:table-cell>
          <table:table-cell table:style-name="表格1.A1" office:value-type="string">
            <text:p text:style-name="Table_20_Contents">用來紀錄該服務使用 port 及 protocol 的 <text:span text:style-name="Source_20_Text">文件</text:span>（實際綁定還是需要依靠 <text:span text:style-name="Source_20_Text">docker run -p</text:span>）。</text:p>
          </table:table-cell>
        </table:table-row>
        <table:table-row>
          <table:table-cell table:style-name="表格1.A1" office:value-type="string">
            <text:p text:style-name="Table_20_Contents">ENV</text:p>
          </table:table-cell>
          <table:table-cell table:style-name="表格1.A1" office:value-type="string">
            <text:p text:style-name="Table_20_Contents">設定一個環境變數，使其可以在 <text:span text:style-name="Source_20_Text">RUN</text:span> 的指令中使用。</text:p>
          </table:table-cell>
        </table:table-row>
        <table:table-row>
          <table:table-cell table:style-name="表格1.A1" office:value-type="string">
            <text:p text:style-name="Table_20_Contents">ADD</text:p>
          </table:table-cell>
          <table:table-cell table:style-name="表格1.A1" office:value-type="string">
            <text:p text:style-name="Table_20_Contents">複製指定的目錄到<text:span text:style-name="Source_20_Text">Container</text:span> 中。其中目錄也可以是遠端的檔案（URL），<text:span text:style-name="Source_20_Text">ADD</text:span> 指令也會自動將 <text:span text:style-name="Source_20_Text">.tar</text:span> 解壓縮。</text:p>
          </table:table-cell>
        </table:table-row>
        <text:soft-page-break/>
        <table:table-row>
          <table:table-cell table:style-name="表格1.A1" office:value-type="string">
            <text:p text:style-name="Table_20_Contents">COPY</text:p>
          </table:table-cell>
          <table:table-cell table:style-name="表格1.A1" office:value-type="string">
            <text:p text:style-name="Table_20_Contents">複製本機的目錄到 <text:span text:style-name="Source_20_Text">Container</text:span> 中。</text:p>
          </table:table-cell>
        </table:table-row>
        <table:table-row>
          <table:table-cell table:style-name="表格1.A1" office:value-type="string">
            <text:p text:style-name="Table_20_Contents">VOLUME</text:p>
          </table:table-cell>
          <table:table-cell table:style-name="表格1.A1" office:value-type="string">
            <text:p text:style-name="Table_20_Contents">建立一個將本機目錄掛載進 <text:span text:style-name="Source_20_Text">Container</text:span> 中的掛載點。</text:p>
          </table:table-cell>
        </table:table-row>
        <table:table-row>
          <table:table-cell table:style-name="表格1.A1" office:value-type="string">
            <text:p text:style-name="Table_20_Contents">USER</text:p>
          </table:table-cell>
          <table:table-cell table:style-name="表格1.A1" office:value-type="string">
            <text:p text:style-name="Table_20_Contents">切換到指定的用戶，接下來執行的指令皆由該用戶身份執行。</text:p>
          </table:table-cell>
        </table:table-row>
        <table:table-row>
          <table:table-cell table:style-name="表格1.A1" office:value-type="string">
            <text:p text:style-name="Table_20_Contents">WORKDIR</text:p>
          </table:table-cell>
          <table:table-cell table:style-name="表格1.A1" office:value-type="string">
            <text:p text:style-name="Table_20_Contents">指定 <text:span text:style-name="Source_20_Text">Container</text:span> 執行起來時的預設目錄位置。</text:p>
          </table:table-cell>
        </table:table-row>
        <table:table-row>
          <table:table-cell table:style-name="表格1.A1" office:value-type="string">
            <text:p text:style-name="Table_20_Contents">ONBUILD</text:p>
          </table:table-cell>
          <table:table-cell table:style-name="表格1.A1" office:value-type="string">
            <text:p text:style-name="Table_20_Contents">格式為 <text:span text:style-name="Source_20_Text">ONBUILD [INSTRUCTION]</text:span>。<text:line-break/>當這個 <text:span text:style-name="Source_20_Text">Image</text:span> 做為其他人的 <text:span text:style-name="Source_20_Text">Base Image</text:span> 時所執行的指令。</text:p>
          </table:table-cell>
        </table:table-row>
      </table:table>
      <text:h text:style-name="Heading_20_3" text:outline-level="3">Usage</text:h>
      <text:p text:style-name="Text_20_body">一般來說，一個完整的 <text:span text:style-name="Source_20_Text">Dockerfile</text:span> 至少會有幾個區塊：<text:span text:style-name="Source_20_Text">Base Image</text:span>、<text:span text:style-name="Source_20_Text">Maintainer 資訊</text:span>、<text:span text:style-name="Source_20_Text">Container 指令操作</text:span>、<text:span text:style-name="Source_20_Text">服務啟動</text:span>。</text:p>
      <text:p text:style-name="Text_20_body"><text:span text:style-name="Strong_20_Emphasis">Dockerfile</text:span></text:p>
      <text:p text:style-name="Preformatted_20_Text"><text:span text:style-name="Source_20_Text"># This is a test image</text:span></text:p>
      <text:p text:style-name="Preformatted_20_Text"/>
      <text:p text:style-name="Preformatted_20_Text"><text:span text:style-name="Source_20_Text"># Base image</text:span></text:p>
      <text:p text:style-name="Preformatted_20_Text"><text:span text:style-name="Source_20_Text">FROM ubuntu:19.04</text:span></text:p>
      <text:p text:style-name="Preformatted_20_Text"/>
      <text:p text:style-name="Preformatted_20_Text"><text:span text:style-name="Source_20_Text"># Maintainer information</text:span></text:p>
      <text:p text:style-name="Preformatted_20_Text"><text:span text:style-name="Source_20_Text">LABEL owner="JohnsonLu" version="1.0" description="This is a test service of Apache httpd"</text:span></text:p>
      <text:p text:style-name="Preformatted_20_Text"/>
      <text:p text:style-name="Preformatted_20_Text"><text:span text:style-name="Source_20_Text"># Command to update the image</text:span></text:p>
      <text:p text:style-name="Preformatted_20_Text"><text:span text:style-name="Source_20_Text">RUN apt-get update &amp;&amp; apt-get install -y apache2</text:span></text:p>
      <text:p text:style-name="Preformatted_20_Text"/>
      <text:p text:style-name="Preformatted_20_Text"><text:span text:style-name="Source_20_Text"># Commands when creating a new container</text:span></text:p>
      <text:p text:style-name="P1"><text:span text:style-name="Source_20_Text">CMD apachectl -DFOREGROUND</text:span></text:p>
      <text:p text:style-name="Text_20_body">在 <text:span text:style-name="Source_20_Text">Dockerfile</text:span> 撰寫完成之後，可以透過 <text:a xlink:type="simple" xlink:href="https://docs.docker.com/engine/reference/commandline/build/" text:style-name="Internet_20_link" text:visited-style-name="Visited_20_Internet_20_Link">docker build</text:a> 建立 <text:span text:style-name="Source_20_Text">Image</text:span>。</text:p>
      <text:p text:style-name="Text_20_body"><text:span text:style-name="Strong_20_Emphasis">Create Image</text:span></text:p>
      <text:p text:style-name="Preformatted_20_Text"><text:span text:style-name="Source_20_Text">; 將特定目錄建置成 Docker Image</text:span></text:p>
      <text:p text:style-name="Preformatted_20_Text"><text:span text:style-name="Source_20_Text">; -t 設定 name:tag</text:span></text:p>
      <text:p text:style-name="Preformatted_20_Text"><text:span text:style-name="Source_20_Text">; --no-cahce 為不使用 cache 建立 Image</text:span></text:p>
      <text:p text:style-name="P1"><text:span text:style-name="Source_20_Text">docker build -t johnsonlu/httpd:1.0 --no-cache .</text:span></text:p>
      <text:p text:style-name="Quotations"><text:span text:style-name="Strong_20_Emphasis">Notice：</text:span> 該指令會根據該目錄底下的 <text:span text:style-name="Source_20_Text">Dockerfile</text:span> 檔案進行建置。如果想要指定 <text:span text:style-name="Source_20_Text">Dockerfile</text:span>，可以使用 <text:span text:style-name="Source_20_Text">-f</text:span> 參數。</text:p>
      <text:p text:style-name="Text_20_body">建立完成之後，接著就可以建立 <text:span text:style-name="Source_20_Text">Container</text:span> 了。</text:p>
      <text:p text:style-name="Text_20_body"><text:span text:style-name="Strong_20_Emphasis">Build Container</text:span></text:p>
      <text:p text:style-name="Preformatted_20_Text"><text:span text:style-name="Source_20_Text">; 將本機的 8080 port 綁定到 Container 的 80 port</text:span></text:p>
      <text:p text:style-name="P1"><text:span text:style-name="Source_20_Text">docker run -d --name apache -p 8080:80 johnsonlu/httpd:1.0</text:span></text:p>
      <text:h text:style-name="Heading_20_3" text:outline-level="3">Performance</text:h>
      <text:p text:style-name="Text_20_body">由於 <text:span text:style-name="Source_20_Text">Docker Image</text:span> 儲存的方式是以 <text:span text:style-name="Source_20_Text">Layers</text:span> 的方式儲存，所以會把每個指令之間的紀錄都保存下來，如果在撰寫 <text:span text:style-name="Source_20_Text">Dockerfile</text:span> 時，冗長的指令太多，就很有可能會導致 <text:span text:style-name="Source_20_Text">Docker Image</text:span> 肥大。</text:p>
      <text:h text:style-name="Heading_20_5" text:outline-level="5"><text:soft-page-break/>ADD</text:h>
      <text:p text:style-name="Text_20_body">在 <text:a xlink:type="simple" xlink:href="https://docs.docker.com/develop/develop-images/dockerfile_best-practices/#add-or-copy" text:style-name="Internet_20_link" text:visited-style-name="Visited_20_Internet_20_Link">Docker 文件</text:a> 中有提到，雖然 <text:span text:style-name="Source_20_Text">ADD</text:span> 指令可以下載遠端檔案，但如果用 <text:span text:style-name="Source_20_Text">RUN</text:span> 搭配 <text:span text:style-name="Source_20_Text">curl</text:span> 和 <text:span text:style-name="Source_20_Text">pipeline</text:span> 會更節省空間。</text:p>
      <text:p text:style-name="Text_20_body"><text:span text:style-name="Strong_20_Emphasis">ADD 用法</text:span></text:p>
      <text:p text:style-name="Preformatted_20_Text"><text:span text:style-name="Source_20_Text">ADD http://example.com/big.tar.xz /usr/src/things/</text:span></text:p>
      <text:p text:style-name="Preformatted_20_Text"><text:span text:style-name="Source_20_Text">RUN tar -xJf /usr/src/things/big.tar.xz -C /usr/src/things</text:span></text:p>
      <text:p text:style-name="P1"><text:span text:style-name="Source_20_Text">RUN make -C /usr/src/things all</text:span></text:p>
      <text:p text:style-name="Text_20_body"><text:span text:style-name="Strong_20_Emphasis">curl用法</text:span></text:p>
      <text:p text:style-name="Preformatted_20_Text"><text:span text:style-name="Source_20_Text">RUN mkdir -p /usr/src/things \</text:span></text:p>
      <text:p text:style-name="Preformatted_20_Text"><text:span text:style-name="Source_20_Text"><text:s text:c="4"/>&amp;&amp; curl -SL http://example.com/big.tar.xz \</text:span></text:p>
      <text:p text:style-name="Preformatted_20_Text"><text:span text:style-name="Source_20_Text"><text:s text:c="4"/>| tar -xJC /usr/src/things \</text:span></text:p>
      <text:p text:style-name="P1"><text:span text:style-name="Source_20_Text"><text:s text:c="4"/>&amp;&amp; make -C /usr/src/things all</text:span></text:p>
      <text:p text:style-name="P3">Categories: <text:a xlink:type="simple" xlink:href="https://blog.johnsonlu.org/category/docker/" text:style-name="Internet_20_link" text:visited-style-name="Visited_20_Internet_20_Link">Docker</text:a> </text:p>
      <text:p text:style-name="P3">Tags: <text:a xlink:type="simple" xlink:href="https://blog.johnsonlu.org/tag/docker/" text:style-name="Internet_20_link" text:visited-style-name="Visited_20_Internet_20_Link">Docker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a xlink:type="simple" xlink:href="https://www.cnblogs.com/sparkdev/p/9573248.html" text:style-name="Internet_20_link" text:visited-style-name="Visited_20_Internet_20_Link"/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icrosoft YaHei" svg:font-family="'Microsoft YaHei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TC" style:font-family-asian="'Noto Serif CJK TC'" style:font-family-generic-asian="system" style:font-pitch-asian="variable" style:font-size-asian="24pt" style:font-weight-asian="bold" style:font-name-complex="Noto Sans CJK TC" style:font-family-complex="'Noto Sans CJK TC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TC" style:font-family-asian="'Noto Serif CJK TC'" style:font-family-generic-asian="system" style:font-pitch-asian="variable" style:font-size-asian="14pt" style:font-weight-asian="bold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TC" style:font-family-asian="'Noto Sans Mono CJK T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TC" style:font-family-asian="'Noto Serif CJK TC'" style:font-family-generic-asian="system" style:font-pitch-asian="variable" style:font-size-asian="10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8T15:57:49.134989702</meta:creation-date>
    <dc:date>2020-08-08T16:42:44.400380015</dc:date>
    <meta:editing-duration>PT10M4S</meta:editing-duration>
    <meta:editing-cycles>3</meta:editing-cycles>
    <meta:generator>LibreOffice/6.3.2.2$Linux_X86_64 LibreOffice_project/30$Build-2</meta:generator>
    <meta:document-statistic meta:table-count="1" meta:image-count="0" meta:object-count="0" meta:page-count="3" meta:paragraph-count="74" meta:word-count="1018" meta:character-count="2641" meta:non-whitespace-character-count="2355"/>
  </office:meta>
</office:document-meta>
</file>